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pplicationManager.logoutFromAllApplications( final Http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andardApplicationManager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ApplicationManager.getApplication( final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ApplicationManager.isLoggedIn( final String app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andardApplicationManager.login( final String appName , final Map login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tandardApplicationManager.logout( final String appName , final Map logout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tandardApplicationManager.getKey( Security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Manager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Manag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